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bolder" style:font-weight-complex="bolder"/>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2in" fo:margin-left="0pt"/>
    </style:style>
    <style:style style:name="IntroSectionHead" style:family="paragraph" style:parent-style-name="none">
      <style:paragraph-properties fo:text-align="left" fo:text-indent="0pt" fo:margin-left="0pt" fo:margin-top="3pt" fo:margin-bottom="3pt"/>
      <style:text-properties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style:text-position="super" fo:font-size="100%" style:font-size-complex="100%"/>
    </style:style>
    <style:style style:name="VerseNumberInNote" style:family="paragraph" style:parent-style-name="none">
      <style:paragraph-properties style:vertical-align="top" fo:text-indent="0pt" fo:margin-left="0pt"/>
      <style:text-properties style:text-position="super" fo:font-size="100%" style:font-size-complex="100%"/>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5:40</meta:creation-date>
    <dc:creator>Admin</dc:creator>
    <dc:date>2010-12-17T16:15:40</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main"
Const IsPreview = "False"

'Changed On Dec-14-2010 for TD-1737(Incomplete messages in Scripture macro)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